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2060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002060" fo:font-size="14pt" style:font-size-asian="14pt" style:font-size-complex="14pt"/>
    </style:style>
    <style:style style:name="P3" style:parent-style-name="Normal" style:family="paragraph">
      <style:text-properties style:font-name="Times New Roman" style:font-name-complex="Times New Roman" fo:font-size="8pt" style:font-size-asian="8pt" style:font-size-complex="8pt"/>
    </style:style>
    <style:style style:name="P4" style:parent-style-name="Normal" style:family="paragraph">
      <style:text-properties style:font-name="Times New Roman" style:font-name-complex="Times New Roman" fo:font-size="8pt" style:font-size-asian="8pt" style:font-size-complex="8pt"/>
    </style:style>
    <style:style style:name="P5" style:parent-style-name="Normal" style:family="paragraph">
      <style:text-properties style:font-name="Times New Roman" style:font-name-complex="Times New Roman" fo:font-size="8pt" style:font-size-asian="8pt" style:font-size-complex="8pt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Paragraphedeliste" style:list-style-name="LFO2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" style:parent-style-name="Paragraphedeliste" style:list-style-name="LFO6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Policepardéfau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TP2 Fiabilité logicielle – couverture de tests avec JaCoCo</text:p>
      <text:p text:style-name="P2"/>
      <text:p text:style-name="P3"/>
      <text:p text:style-name="P4">ARTAUD Cyril</text:p>
      <text:p text:style-name="P5">DRAOU Meryem</text:p>
      <text:p text:style-name="P6"/>
      <text:list text:style-name="LFO4" text:continue-numbering="true">
        <text:list-item>
          <text:p text:style-name="P7">Premiers pas avec JaCoCo</text:p>
        </text:list-item>
      </text:list>
      <text:p text:style-name="P8"/>
      <text:list text:style-name="LFO2" text:continue-numbering="true">
        <text:list-item>
          <text:list>
            <text:list-item>
              <text:p text:style-name="P9"><text:s/>Calcul de la couverture par JaCoCo</text:p>
            </text:list-item>
          </text:list>
        </text:list-item>
      </text:list>
      <text:p text:style-name="P10"/>
      <text:list text:style-name="LFO6" text:continue-numbering="true">
        <text:list-item>
          <text:p text:style-name="P11">Après lancement des tests on en déduit que :</text:p>
        </text:list-item>
      </text:list>
      <text:p text:style-name="P12"/>
      <text:list text:style-name="LFO3" text:continue-numbering="true">
        <text:list-item>
          <text:p text:style-name="P13">La couleur verte indique que<text:s/>nos tests<text:s/>sont tous passés.</text:p>
        </text:list-item>
        <text:list-item>
          <text:p text:style-name="P14">La couleur rouge indique<text:s/>que<text:s/>nos tests ne sont pas effectués.</text:p>
        </text:list-item>
        <text:list-item>
          <text:p text:style-name="P15">La couleur jaune indique<text:s/>que<text:s/>nos testent ne sont pas tous effectués.</text:p>
        </text:list-item>
      </text:list>
      <text:p text:style-name="P16"/>
      <text:p text:style-name="P17">2. Etude de couverture de code</text:p>
      <text:p text:style-name="P18">2.1. Couverture des classes de l’application Complex</text:p>
      <text:p text:style-name="P19"/>
      <text:p text:style-name="P20">Les méthodes isZero() et toString() n’étaient pas complètement couvertes.</text:p>
      <text:p text:style-name="Normal"><text:span text:style-name="T21">Nous ajoutons ensuite les tests testZeroAndFalse() et testToString()</text:span><text:span text:style-name="T22"><text:s/>pour obtenir une couverture maximal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Times New Roman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ryem DRAOU</meta:initial-creator>
    <dc:creator>Meryem DRAOU</dc:creator>
    <meta:creation-date>2023-01-11T08:42:00Z</meta:creation-date>
    <dc:date>2023-01-11T08:42:00Z</dc:date>
    <meta:template xlink:href="Normal" xlink:type="simple"/>
    <meta:editing-cycles>2</meta:editing-cycles>
    <meta:editing-duration>PT60S</meta:editing-duration>
    <meta:document-statistic meta:page-count="1" meta:paragraph-count="1" meta:word-count="100" meta:character-count="652" meta:row-count="4" meta:non-whitespace-character-count="553"/>
  </office:meta>
</office:document-meta>
</file>